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S3" style:family="table">
      <style:table-properties style:width="6.9167in" fo:margin-left="0.0146in" table:align="left"/>
    </style:style>
    <style:style style:name="TableS3.A" style:family="table-column">
      <style:table-column-properties style:column-width="1.3563in"/>
    </style:style>
    <style:style style:name="TableS3.B" style:family="table-column">
      <style:table-column-properties style:column-width="0.8313in"/>
    </style:style>
    <style:style style:name="TableS3.C" style:family="table-column">
      <style:table-column-properties style:column-width="1.375in"/>
    </style:style>
    <style:style style:name="TableS3.D" style:family="table-column">
      <style:table-column-properties style:column-width="1.1875in"/>
    </style:style>
    <style:style style:name="TableS3.E" style:family="table-column">
      <style:table-column-properties style:column-width="2.1667in"/>
    </style:style>
    <style:style style:name="TableS3.A1" style:family="table-cell">
      <style:table-cell-properties fo:padding="0in" fo:border="none" style:writing-mode="page"/>
    </style:style>
    <style:style style:name="P1" style:family="paragraph" style:parent-style-name="Standard">
      <style:paragraph-properties fo:line-height="150%"/>
      <style:text-properties style:font-name="Liberation Serif" officeooo:rsid="00047ca8" officeooo:paragraph-rsid="0009680e"/>
    </style:style>
    <style:style style:name="P2" style:family="paragraph" style:parent-style-name="Standard">
      <style:paragraph-properties fo:line-height="150%"/>
      <style:text-properties style:font-name="Liberation Serif" officeooo:rsid="000a43e3" officeooo:paragraph-rsid="000a43e3"/>
    </style:style>
    <style:style style:name="P3" style:family="paragraph" style:parent-style-name="Standard">
      <style:paragraph-properties fo:line-height="150%"/>
      <style:text-properties style:font-name="Liberation Serif" officeooo:rsid="000bd8ce" officeooo:paragraph-rsid="000bd8ce"/>
    </style:style>
    <style:style style:name="P4" style:family="paragraph" style:parent-style-name="Standard">
      <style:paragraph-properties fo:line-height="150%"/>
      <style:text-properties style:font-name="Liberation Serif" officeooo:rsid="000bfba8" officeooo:paragraph-rsid="000bfba8"/>
    </style:style>
    <style:style style:name="P5" style:family="paragraph" style:parent-style-name="Standard">
      <style:text-properties officeooo:paragraph-rsid="000bd8ce"/>
    </style:style>
    <style:style style:name="P6" style:family="paragraph" style:parent-style-name="Table_20_Contents">
      <style:text-properties officeooo:rsid="0009680e" officeooo:paragraph-rsid="0009680e"/>
    </style:style>
    <style:style style:name="P7" style:family="paragraph" style:parent-style-name="Table_20_Contents">
      <style:text-properties officeooo:rsid="0009680e" officeooo:paragraph-rsid="000a43e3"/>
    </style:style>
    <style:style style:name="P8" style:family="paragraph" style:parent-style-name="Table_20_Contents">
      <style:text-properties officeooo:rsid="0009680e" officeooo:paragraph-rsid="000bd8ce"/>
    </style:style>
    <style:style style:name="P9" style:family="paragraph" style:parent-style-name="Table_20_Contents">
      <style:text-properties style:font-name="Liberation Serif" officeooo:rsid="0009680e" officeooo:paragraph-rsid="0009680e"/>
    </style:style>
    <style:style style:name="P10" style:family="paragraph" style:parent-style-name="Table_20_Contents">
      <style:text-properties officeooo:rsid="000a43e3" officeooo:paragraph-rsid="000a43e3"/>
    </style:style>
    <style:style style:name="P11" style:family="paragraph" style:parent-style-name="Table_20_Contents">
      <style:text-properties officeooo:rsid="000a43e3" officeooo:paragraph-rsid="000bd8ce"/>
    </style:style>
    <style:style style:name="P12" style:family="paragraph" style:parent-style-name="Table_20_Contents">
      <style:text-properties officeooo:rsid="000bd8ce" officeooo:paragraph-rsid="000bd8ce"/>
    </style:style>
    <style:style style:name="P13" style:family="paragraph" style:parent-style-name="Table_20_Contents">
      <style:text-properties officeooo:rsid="000bfba8" officeooo:paragraph-rsid="000bfba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83c614" style:font-size-asian="12pt" style:font-size-complex="12pt"/>
    </style:style>
    <style:style style:name="T3" style:family="text">
      <style:text-properties fo:font-size="12pt" officeooo:rsid="00970ea5" style:font-size-asian="12pt" style:font-size-complex="12pt"/>
    </style:style>
    <style:style style:name="T4" style:family="text">
      <style:text-properties fo:font-size="12pt" officeooo:rsid="008566b5" style:font-size-asian="12pt" style:font-size-complex="12pt"/>
    </style:style>
    <style:style style:name="T5" style:family="text">
      <style:text-properties fo:font-size="12pt" officeooo:rsid="00841e99" style:font-size-asian="12pt" style:font-size-complex="12pt"/>
    </style:style>
    <style:style style:name="T6" style:family="text">
      <style:text-properties fo:font-size="12pt" officeooo:rsid="0009680e" style:font-size-asian="12pt" style:font-size-complex="12pt"/>
    </style:style>
    <style:style style:name="T7" style:family="text">
      <style:text-properties fo:font-size="12pt" officeooo:rsid="000a43e3" style:font-size-asian="12pt" style:font-size-complex="12pt"/>
    </style:style>
    <style:style style:name="T8" style:family="text">
      <style:text-properties officeooo:rsid="000a4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S3" table:style-name="TableS3">
        <table:table-column table:style-name="TableS3.A"/>
        <table:table-column table:style-name="TableS3.B"/>
        <table:table-column table:style-name="TableS3.C"/>
        <table:table-column table:style-name="TableS3.D"/>
        <table:table-column table:style-name="TableS3.E"/>
        <table:table-row table:style-name="TableLine94007272990384">
          <table:table-cell table:style-name="TableS3.A1" office:value-type="string">
            <text:p text:style-name="P6">QTL</text:p>
          </table:table-cell>
          <table:table-cell table:style-name="TableS3.A1" office:value-type="string">
            <text:p text:style-name="P12"># Contrasts</text:p>
          </table:table-cell>
          <table:table-cell table:style-name="TableS3.A1" office:value-type="string">
            <text:p text:style-name="P6">Overlap flowering GDD QTL?</text:p>
          </table:table-cell>
          <table:table-cell table:style-name="TableS3.A1" office:value-type="string">
            <text:p text:style-name="P7">Sign </text:p>
            <text:p text:style-name="P7">Texas vs North</text:p>
          </table:table-cell>
          <table:table-cell table:style-name="TableS3.A1" office:value-type="string">
            <text:p text:style-name="P7">Magnitude </text:p>
            <text:p text:style-name="P7">Texas vs. North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2K 8.</text:span><text:span text:style-name="T6">6</text:span><text:span text:style-name="T5">Mb</text:span>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6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2K</text:span><text:span text:style-name="T3"> </text:span><text:span text:style-name="T5">64.</text:span><text:span text:style-name="T4">4 </text:span><text:span text:style-name="T5">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7">Different</text:p>
          </table:table-cell>
          <table:table-cell table:style-name="TableS3.A1" office:value-type="string">
            <text:p text:style-name="P6">Distinct, <text:span text:style-name="T8">larger</text:span> at Texas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3">Same</text:p>
          </table:table-cell>
          <table:table-cell table:style-name="TableS3.A1" office:value-type="string">
            <text:p text:style-name="P13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2">Chr02N</text:span><text:span text:style-name="T3"> </text:span><text:span text:style-name="T4">19.5 Mb</text:span>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9"><text:span text:style-name="T4">y</text:span><text:span text:style-name="T1">es</text:span>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6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4">Chr02N</text:span><text:span text:style-name="T3"> </text:span><text:span text:style-name="T6">58-60.9</text:span><text:span text:style-name="T5"> Mb</text:span>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6">yes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6">Similar</text:p>
          </table:table-cell>
        </table:table-row>
        <table:table-row table:style-name="TableLine94007272990384">
          <table:table-cell table:style-name="TableS3.A1" office:value-type="string">
            <text:p text:style-name="P2"><text:span text:style-name="T5">C</text:span><text:span text:style-name="T1">hr02N 69.4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yes</text:p>
          </table:table-cell>
          <table:table-cell table:style-name="TableS3.A1" office:value-type="string">
            <text:p text:style-name="P10">Same</text:p>
          </table:table-cell>
          <table:table-cell table:style-name="TableS3.A1" office:value-type="string">
            <text:p text:style-name="P6">Distinct, <text:span text:style-name="T8">larger</text:span> at Texas</text:p>
          </table:table-cell>
        </table:table-row>
        <table:table-row table:style-name="TableLine94007272990384">
          <table:table-cell table:style-name="TableS3.A1" office:value-type="string">
            <text:p text:style-name="P2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yes</text:p>
          </table:table-cell>
          <table:table-cell table:style-name="TableS3.A1" office:value-type="string">
            <text:p text:style-name="P13">Same</text:p>
          </table:table-cell>
          <table:table-cell table:style-name="TableS3.A1" office:value-type="string">
            <text:p text:style-name="P13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3K </text:span><text:span text:style-name="T4">18.6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Different</text:p>
          </table:table-cell>
          <table:table-cell table:style-name="TableS3.A1" office:value-type="string">
            <text:p text:style-name="P7">Distinct, <text:span text:style-name="T8">larger</text:span> at Texas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3">Same</text:p>
          </table:table-cell>
          <table:table-cell table:style-name="TableS3.A1" office:value-type="string">
            <text:p text:style-name="P13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4K </text:span><text:span text:style-name="T4">4.7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4">1</text:p>
          </table:table-cell>
          <table:table-cell table:style-name="TableS3.A1" office:value-type="string">
            <text:p text:style-name="P13">no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Distinct, larger at Texas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4">Chr04K 11.8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Distinct, larger at Texas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5N 2-3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6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4">Chr05N 45.9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Distinct, larger at Texas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</text:span><text:span text:style-name="T2">r05N</text:span><text:span text:style-name="T3"> </text:span><text:span text:style-name="T5">59.9-</text:span><text:span text:style-name="T7">65.3</text:span><text:span text:style-name="T5">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6">yes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6">Similar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4">1</text:p>
          </table:table-cell>
          <table:table-cell table:style-name="TableS3.A1" office:value-type="string">
            <text:p text:style-name="P12">Yes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Distinct, larger at Texas</text:p>
          </table:table-cell>
        </table:table-row>
        <table:table-row table:style-name="TableLine94007272990384">
          <table:table-cell table:style-name="TableS3.A1" office:value-type="string">
            <text:p text:style-name="P2">Chr07K 37Mb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0">Same</text:p>
          </table:table-cell>
          <table:table-cell table:style-name="TableS3.A1" office:value-type="string">
            <text:p text:style-name="P7">Similar</text:p>
          </table:table-cell>
        </table:table-row>
        <table:table-row table:style-name="TableLine94007272990384">
          <table:table-cell table:style-name="TableS3.A1" office:value-type="string">
            <text:p text:style-name="P2">Chr07N 45.2Mb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10">yes</text:p>
          </table:table-cell>
          <table:table-cell table:style-name="TableS3.A1" office:value-type="string">
            <text:p text:style-name="P10">Same</text:p>
          </table:table-cell>
          <table:table-cell table:style-name="TableS3.A1" office:value-type="string">
            <text:p text:style-name="P7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4">Chr08N</text:span><text:span text:style-name="T3"> </text:span><text:span text:style-name="T4">6.8Mb</text:span>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Texas</text:p>
          </table:table-cell>
        </table:table-row>
        <table:table-row table:style-name="TableLine94007272990384">
          <table:table-cell table:style-name="TableS3.A1" office:value-type="string">
            <text:p text:style-name="P2">Chr08N 16.5Mb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10">Same</text:p>
          </table:table-cell>
          <table:table-cell table:style-name="TableS3.A1" office:value-type="string">
            <text:p text:style-name="P10">Distinct, larger at Texas</text:p>
          </table:table-cell>
        </table:table-row>
        <table:table-row table:style-name="TableLine94007272990384">
          <table:table-cell table:style-name="TableS3.A1" office:value-type="string">
            <text:p text:style-name="P2"/>
          </table:table-cell>
          <table:table-cell table:style-name="TableS3.A1" office:value-type="string">
            <text:p text:style-name="P4">1</text:p>
          </table:table-cell>
          <table:table-cell table:style-name="TableS3.A1" office:value-type="string">
            <text:p text:style-name="P12">No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Similar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9K </text:span><text:span text:style-name="T4">16.3 Mb</text:span></text:p>
          </table:table-cell>
          <table:table-cell table:style-name="TableS3.A1" office:value-type="string">
            <text:p text:style-name="P3">2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Texas</text:p>
          </table:table-cell>
        </table:table-row>
        <table:table-row table:style-name="TableLine94007272990384">
          <table:table-cell table:style-name="TableS3.A1" office:value-type="string">
            <text:p text:style-name="P1"><text:span text:style-name="T5">Chr09N 15.7 Mb</text:span></text:p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0">no</text:p>
          </table:table-cell>
          <table:table-cell table:style-name="TableS3.A1" office:value-type="string">
            <text:p text:style-name="P6">Same</text:p>
          </table:table-cell>
          <table:table-cell table:style-name="TableS3.A1" office:value-type="string">
            <text:p text:style-name="P7">Distinct, <text:span text:style-name="T8">larger</text:span> at North</text:p>
          </table:table-cell>
        </table:table-row>
        <table:table-row table:style-name="TableLine94007272990384">
          <table:table-cell table:style-name="TableS3.A1" office:value-type="string">
            <text:p text:style-name="P1"/>
          </table:table-cell>
          <table:table-cell table:style-name="TableS3.A1" office:value-type="string">
            <text:p text:style-name="P3">1</text:p>
          </table:table-cell>
          <table:table-cell table:style-name="TableS3.A1" office:value-type="string">
            <text:p text:style-name="P12">No</text:p>
          </table:table-cell>
          <table:table-cell table:style-name="TableS3.A1" office:value-type="string">
            <text:p text:style-name="P12">Same</text:p>
          </table:table-cell>
          <table:table-cell table:style-name="TableS3.A1" office:value-type="string">
            <text:p text:style-name="P12">Simil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23:51.582717030</meta:creation-date>
    <dc:date>2021-02-17T15:56:54.342170558</dc:date>
    <meta:editing-duration>PT11M59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132" meta:word-count="216" meta:character-count="1001" meta:non-whitespace-character-count="915"/>
  </office:meta>
</office:document-meta>
</file>